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registre-des-rôles"/>Registre des rôles<text:bookmark-end text:name="registre-des-rôles"/></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5/role-registry" office:name=""><text:span text:style-name="Definition">https://blueprint.ecohubs.community/fr/articles/rcos-templates/layer-5/role-registry</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5 — Opérations &amp; Coordinat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5-operations-coordination#71-roles-and-responsibilities" office:name=""><text:span text:style-name="Definition">§7.1</text:span></text:a>, <text:a xlink:type="simple" xlink:href="https://blueprint.ecohubs.community/fr/articles/rcos-core/v0-1/layer-5-operations-coordination#76-artifacts" office:name=""><text:span text:style-name="Definition">§7.6</text:span></text:a></text:p>
        </text:list-item>
      </text:list>
      <text:p text:style-name="Horizontal_20_Line"/>
      <text:h text:style-name="Heading_20_2" text:outline-level="2"><text:bookmark-start text:name="vue-densemble"/>Vue d’ensemble<text:bookmark-end text:name="vue-densemble"/></text:h>
      <text:p text:style-name="First_20_paragraph"><text:span text:style-name="T2">Clauses RCOS : </text:span><text:a xlink:type="simple" xlink:href="https://blueprint.ecohubs.community/fr/articles/rcos-core/v0-1/layer-5-operations-coordination#71-roles-and-responsibilities" office:name=""><text:span text:style-name="Definition"><text:span text:style-name="T2">7.1.1</text:span></text:span></text:a><text:span text:style-name="T2">, </text:span><text:a xlink:type="simple" xlink:href="https://blueprint.ecohubs.community/fr/articles/rcos-core/v0-1/layer-5-operations-coordination#71-roles-and-responsibilities" office:name=""><text:span text:style-name="Definition"><text:span text:style-name="T2">7.1.2</text:span></text:span></text:a><text:span text:style-name="T2">, </text:span><text:a xlink:type="simple" xlink:href="https://blueprint.ecohubs.community/fr/articles/rcos-core/v0-1/layer-5-operations-coordination#71-roles-and-responsibilities" office:name=""><text:span text:style-name="Definition"><text:span text:style-name="T2">7.1.4</text:span></text:span></text:a><text:span text:style-name="T2">, </text:span><text:a xlink:type="simple" xlink:href="https://blueprint.ecohubs.community/fr/articles/rcos-core/v0-1/layer-5-operations-coordination#77-layer-invariants" office:name=""><text:span text:style-name="Definition"><text:span text:style-name="T2">7.7.1</text:span></text:span></text:a></text:p>
      <text:p text:style-name="P3">**Justification — Pourquoi exiger qu’un rôle nommé existe pour chaque responsabilité **</text:p>
      <text:p text:style-name="P3">Les responsabilités continues sans rôle explicite deviennent du travail invisible — effectué par la personne qui le remarque, source de ressentiment silencieux, et impossible à transmettre. Associer chaque responsabilité continue à un rôle nommé et redevable est ce qui empêche la communauté de fonctionner grâce à la bonne volonté non reconnue de quelques membres.</text:p>
      <text:p text:style-name="P4"><text:span text:style-name="T1">Instructions — Comment remplir ce document</text:span></text:p>
      <text:p text:style-name="P4">Distingue les rôles opérationnels (détenant une autorité déléguée selon la Matrice de décision) des rôles fonctionnels (limités à un périmètre de contribution, sans autorité de gouvernance particulière). Indique la définition de « en règle » que tu utiliseras pour l’éligibilité.</text:p>
      <text:p text:style-name="First_20_paragraph">Ce registre définit tous les rôles reconnus au sein de la communauté. Les rôles sont soit <text:span text:style-name="T1">opérationnels</text:span> (détenant une autorité déléguée selon la Matrice de décision), soit <text:span text:style-name="T1">fonctionnels</text:span> (limités à un périmètre de contribution, sans autorité de gouvernance particulière au-delà des droits de Membre à part entière).</text:p>
      <text:p text:style-name="P5"><text:span text:style-name="T1">« En règle »</text:span> signifie un Membre à part entière qui a rempli ses attentes de participation au cours de la dernière <text:span text:style-name="T2">&lt;période&gt;</text:span> et qui ne fait pas actuellement l’objet d’un processus de redevabilité ou d’un examen de conflit en cours au titre de la Couche 4.</text:p>
      <text:p text:style-name="Horizontal_20_Line"/>
      <text:h text:style-name="Heading_20_2" text:outline-level="2"><text:bookmark-start text:name="tableau-récapitulatif"/>Tableau récapitulatif<text:bookmark-end text:name="tableau-récapitulatif"/></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ôle</text:p>
            </table:table-cell>
            <table:table-cell table:style-name="TableHeaderRowCell" office:value-type="string">
              <text:p text:style-name="Table_20_Heading">Type</text:p>
            </table:table-cell>
            <table:table-cell table:style-name="TableHeaderRowCell" office:value-type="string">
              <text:p text:style-name="Table_20_Heading">Titulaire actuel</text:p>
            </table:table-cell>
          </table:table-row>
        </table:table-header-rows>
        <table:table-row>
          <table:table-cell table:style-name="TableRowCell" office:value-type="string">
            <text:p text:style-name="Table_20_Contents"><text:span text:style-name="T2">&lt;Nom du rôle&gt;</text:span></text:p>
          </table:table-cell>
          <table:table-cell table:style-name="TableRowCell" office:value-type="string">
            <text:p text:style-name="Table_20_Contents"><text:span text:style-name="T2">&lt;Opérationnel / Fonctionnel&gt;</text:span></text:p>
          </table:table-cell>
          <table:table-cell table:style-name="TableRowCell" office:value-type="string">
            <text:p text:style-name="Table_20_Contents"><text:span text:style-name="T2">&lt;titulaire ou « Vacant »&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rôles-opérationnels"/>Rôles opérationnels<text:bookmark-end text:name="rôles-opérationnels"/></text:h>
      <text:p text:style-name="First_20_paragraph"><text:span text:style-name="T2">Clauses RCOS : </text:span><text:a xlink:type="simple" xlink:href="https://blueprint.ecohubs.community/fr/articles/rcos-core/v0-1/layer-5-operations-coordination#71-roles-and-responsibilities" office:name=""><text:span text:style-name="Definition"><text:span text:style-name="T2">7.1.2</text:span></text:span></text:a><text:span text:style-name="T2">, </text:span><text:a xlink:type="simple" xlink:href="https://blueprint.ecohubs.community/fr/articles/rcos-core/v0-1/layer-5-operations-coordination#71-roles-and-responsibilities" office:name=""><text:span text:style-name="Definition"><text:span text:style-name="T2">7.1.3</text:span></text:span></text:a></text:p>
      <text:p text:style-name="P6">**Justification — Pourquoi définir la redevabilité pour l’autorité déléguée **</text:p>
      <text:p text:style-name="P6">Les rôles opérationnels détiennent un pouvoir réel — ils peuvent agir sans vote communautaire dans leur périmètre. Ce pouvoir ne reste sûr que si chaque rôle dispose d’un mécanisme de redevabilité clair : qui peut soulever des préoccupations, comment se déroule l’examen, et comment un rôle peut être réattribué lorsque la confiance se brise.</text:p>
      <text:p text:style-name="P7"><text:span text:style-name="T1">Instructions — Comment remplir ce document</text:span></text:p>
      <text:p text:style-name="P7">Pour chaque rôle opérationnel, remplis le modèle ci-dessous avec le périmètre concret, l’autorité de décision, les interfaces, l’éligibilité, la durée, la procédure de nomination, l’examen/la révocation, et les exigences de passation.</text:p>
      <text:p text:style-name="First_20_paragraph">Les rôles opérationnels détiennent une autorité déléguée pour agir dans des limites explicitement définies sans vote des Membres à part entière, tel que défini dans la Matrice de décision (Couche 2). Tous les titulaires de rôles opérationnels sont redevables envers l’ensemble des Membres à part entière. Tout Membre à part entière peut soulever une préoccupation concernant l’exercice d’un rôle ; la réattribution nécessite un vote Stratégique.</text:p>
      <text:p text:style-name="Horizontal_20_Line"/>
      <text:h text:style-name="Heading_20_3" text:outline-level="3"><text:bookmark-start text:name="nom-du-rôle-opérationnel-p-ex-administration-des-adhésions"/><text:span text:style-name="T2">&lt;Nom du rôle opérationnel, p. ex. Administration des adhésions&gt;</text:span><text:bookmark-end text:name="nom-du-rôle-opérationnel-p-ex-administration-des-adhésions"/></text:h>
      <text:list text:style-name="L3">
        <text:list-item>
          <text:p text:style-name="P8"><text:span text:style-name="T1">Objet :</text:span> </text:p>
        </text:list-item>
        <text:list-item>
          <text:p text:style-name="P8"><text:span text:style-name="T1">Périmètre de responsabilité :</text:span> <text:span text:style-name="T2">&lt;responsabilités concrètes.&gt;</text:span></text:p>
        </text:list-item>
        <text:list-item>
          <text:p text:style-name="P8"><text:span text:style-name="T1">Autorité de décision :</text:span> <text:span text:style-name="T2">&lt;quelles décisions de la Matrice de décision ce rôle exécute ; limites explicites.&gt;</text:span></text:p>
        </text:list-item>
        <text:list-item>
          <text:p text:style-name="P8"><text:span text:style-name="T1">Interfaces :</text:span> <text:span text:style-name="T2">&lt;autres rôles auxquels ce rôle transmet ou dont il reçoit.&gt;</text:span></text:p>
        </text:list-item>
        <text:list-item>
          <text:p text:style-name="P8"><text:span text:style-name="T1">Critères d’éligibilité :</text:span> <text:span text:style-name="T2">&lt;Membre à part entière en règle ; tout critère supplémentaire.&gt;</text:span></text:p>
        </text:list-item>
        <text:list-item>
          <text:p text:style-name="P8"><text:span text:style-name="T1">Durée / rotation :</text:span> <text:span text:style-name="T2">&lt;continu / rotatif / durée fixe.&gt;</text:span></text:p>
        </text:list-item>
        <text:list-item>
          <text:p text:style-name="P8"><text:span text:style-name="T1">Procédure de nomination :</text:span> <text:span text:style-name="T2">&lt;comment le rôle est attribué.&gt;</text:span></text:p>
        </text:list-item>
        <text:list-item>
          <text:p text:style-name="P8"><text:span text:style-name="T1">Examen et révocation :</text:span> <text:span text:style-name="T2">&lt;comment les préoccupations sont soulevées ; réattribution par vote Stratégique.&gt;</text:span></text:p>
        </text:list-item>
        <text:list-item>
          <text:p text:style-name="P8"><text:span text:style-name="T1">Passation :</text:span> <text:span text:style-name="T2">&lt;ce qui doit être transmis avant de quitter le rôle.&gt;</text:span></text:p>
        </text:list-item>
      </text:list>
      <text:p text:style-name="Horizontal_20_Line"/>
      <text:h text:style-name="Heading_20_3" text:outline-level="3"><text:bookmark-start text:name="nom-du-rôle-opérationnel-p-ex-intendante-des-finances"/><text:span text:style-name="T2">&lt;Nom du rôle opérationnel, p. ex. Intendant·e des finances&gt;</text:span><text:bookmark-end text:name="nom-du-rôle-opérationnel-p-ex-intendante-des-finances"/></text:h>
      <text:list text:style-name="L4">
        <text:list-item>
          <text:p text:style-name="P9"><text:span text:style-name="T1">Objet :</text:span> <text:span text:style-name="T2">&lt;objet.&gt;</text:span></text:p>
        </text:list-item>
        <text:list-item>
          <text:p text:style-name="P9"><text:span text:style-name="T1">Périmètre de responsabilité :</text:span> <text:span text:style-name="T2">&lt;responsabilités.&gt;</text:span></text:p>
        </text:list-item>
        <text:list-item>
          <text:p text:style-name="P9"><text:span text:style-name="T1">Autorité de décision :</text:span> <text:span text:style-name="T2">&lt;périmètre de la Matrice de décision ; plafond de dépenses.&gt;</text:span></text:p>
        </text:list-item>
        <text:list-item>
          <text:p text:style-name="P9"><text:span text:style-name="T1">Interfaces :</text:span> <text:span text:style-name="T2">&lt;autres rôles.&gt;</text:span></text:p>
        </text:list-item>
        <text:list-item>
          <text:p text:style-name="P9"><text:span text:style-name="T1">Critères d’éligibilité :</text:span> <text:span text:style-name="T2">&lt;Membre à part entière en règle.&gt;</text:span></text:p>
        </text:list-item>
        <text:list-item>
          <text:p text:style-name="P9"><text:span text:style-name="T1">Durée / rotation :</text:span> <text:span text:style-name="T2">&lt;…&gt;</text:span></text:p>
        </text:list-item>
        <text:list-item>
          <text:p text:style-name="P9"><text:span text:style-name="T1">Procédure de nomination :</text:span> <text:span text:style-name="T2">&lt;…&gt;</text:span></text:p>
        </text:list-item>
        <text:list-item>
          <text:p text:style-name="P9"><text:span text:style-name="T1">Examen et révocation :</text:span> <text:span text:style-name="T2">&lt;…&gt;</text:span></text:p>
        </text:list-item>
        <text:list-item>
          <text:p text:style-name="P9"><text:span text:style-name="T1">Passation :</text:span> <text:span text:style-name="T2">&lt;…&gt;</text:span></text:p>
        </text:list-item>
      </text:list>
      <text:p text:style-name="Horizontal_20_Line"/>
      <text:h text:style-name="Heading_20_3" text:outline-level="3"><text:bookmark-start text:name="ajouter-dautres-rôles-opérationnels-selon-les-besoins-p-ex-intendante-des-infrastructures-intendante-de-la-communication"/><text:span text:style-name="T2">&lt;Ajouter d’autres rôles opérationnels selon les besoins (p. ex. Intendant·e des infrastructures, Intendant·e de la communication).&gt;</text:span><text:bookmark-end text:name="ajouter-dautres-rôles-opérationnels-selon-les-besoins-p-ex-intendante-des-infrastructures-intendante-de-la-communication"/></text:h>
      <text:p text:style-name="Horizontal_20_Line"/>
      <text:h text:style-name="Heading_20_2" text:outline-level="2"><text:bookmark-start text:name="rôles-fonctionnels"/>Rôles fonctionnels<text:bookmark-end text:name="rôles-fonctionnels"/></text:h>
      <text:p text:style-name="First_20_paragraph"><text:span text:style-name="T2">Clauses RCOS : </text:span><text:a xlink:type="simple" xlink:href="https://blueprint.ecohubs.community/fr/articles/rcos-core/v0-1/layer-5-operations-coordination#71-roles-and-responsibilities" office:name=""><text:span text:style-name="Definition"><text:span text:style-name="T2">7.1.1</text:span></text:span></text:a><text:span text:style-name="T2">, </text:span><text:a xlink:type="simple" xlink:href="https://blueprint.ecohubs.community/fr/articles/rcos-core/v0-1/layer-5-operations-coordination#71-roles-and-responsibilities" office:name=""><text:span text:style-name="Definition"><text:span text:style-name="T2">7.1.2</text:span></text:span></text:a></text:p>
      <text:p text:style-name="P10">**Justification — Pourquoi séparer les rôles fonctionnels des rôles opérationnels **</text:p>
      <text:p text:style-name="P10">Chaque contribution n’a pas besoin d’une autorité déléguée — la plupart du travail consiste à faire, pas à décider. Les rôles fonctionnels nomment des périmètres de contribution sans y associer de pouvoir de gouvernance, de sorte que les membres peuvent s’engager dans le travail sans transfert d’autorité, et que le système de gouvernance reste clair sur qui peut agir au nom de la communauté.</text:p>
      <text:p text:style-name="P11"><text:span text:style-name="T1">Instructions — Comment remplir ce document</text:span></text:p>
      <text:p text:style-name="P11">Pour chaque rôle fonctionnel, définis l’objet, le périmètre, les interfaces, l’éligibilité et la passation. Les rôles fonctionnels ne nécessitent pas de vote pour être assumés — une déclaration suffit.</text:p>
      <text:p text:style-name="First_20_paragraph">Les rôles fonctionnels définissent le périmètre de contribution d’un membre. Ils ne détiennent aucune autorité de gouvernance déléguée au-delà des droits de Membre à part entière. Tout Membre à part entière peut assumer un rôle fonctionnel en le déclarant ; aucun vote n’est requis. Les rôles peuvent être libérés à tout moment par notification.</text:p>
      <text:p text:style-name="Horizontal_20_Line"/>
      <text:h text:style-name="Heading_20_3" text:outline-level="3"><text:bookmark-start text:name="nom-du-rôle-fonctionnel-p-ex-facilitateurice"/><text:span text:style-name="T2">&lt;Nom du rôle fonctionnel, p. ex. Facilitateur·ice&gt;</text:span><text:bookmark-end text:name="nom-du-rôle-fonctionnel-p-ex-facilitateurice"/></text:h>
      <text:list text:style-name="L5">
        <text:list-item>
          <text:p text:style-name="P12"><text:span text:style-name="T1">Objet :</text:span> <text:span text:style-name="T2">&lt;objet.&gt;</text:span></text:p>
        </text:list-item>
        <text:list-item>
          <text:p text:style-name="P12"><text:span text:style-name="T1">Périmètre de responsabilité :</text:span> <text:span text:style-name="T2">&lt;responsabilités.&gt;</text:span></text:p>
        </text:list-item>
        <text:list-item>
          <text:p text:style-name="P12"><text:span text:style-name="T1">Autorité de décision :</text:span> <text:span text:style-name="T2">&lt;droits de Membre à part entière uniquement.&gt;</text:span></text:p>
        </text:list-item>
        <text:list-item>
          <text:p text:style-name="P12"><text:span text:style-name="T1">Interfaces :</text:span> <text:span text:style-name="T2">&lt;autres rôles.&gt;</text:span></text:p>
        </text:list-item>
        <text:list-item>
          <text:p text:style-name="P12"><text:span text:style-name="T1">Critères d’éligibilité :</text:span> <text:span text:style-name="T2">&lt;Membre à part entière ; toute préférence supplémentaire.&gt;</text:span></text:p>
        </text:list-item>
        <text:list-item>
          <text:p text:style-name="P12"><text:span text:style-name="T1">Durée / rotation :</text:span> <text:span text:style-name="T2">&lt;continu jusqu’à libération.&gt;</text:span></text:p>
        </text:list-item>
        <text:list-item>
          <text:p text:style-name="P12"><text:span text:style-name="T1">Procédure de nomination :</text:span> <text:span text:style-name="T2">&lt;auto-déclaration.&gt;</text:span></text:p>
        </text:list-item>
        <text:list-item>
          <text:p text:style-name="P12"><text:span text:style-name="T1">Examen et révocation :</text:span> <text:span text:style-name="T2">&lt;peut être libéré à tout moment ; substitution en cas de conflit d’intérêts selon la Couche 4 si pertinent.&gt;</text:span></text:p>
        </text:list-item>
        <text:list-item>
          <text:p text:style-name="P12"><text:span text:style-name="T1">Passation :</text:span> <text:span text:style-name="T2">&lt;engagements en cours à transmettre.&gt;</text:span></text:p>
        </text:list-item>
      </text:list>
      <text:p text:style-name="Horizontal_20_Line"/>
      <text:h text:style-name="Heading_20_3" text:outline-level="3"><text:bookmark-start text:name="ajouter-dautres-rôles-fonctionnels-selon-les-besoins"/><text:span text:style-name="T2">&lt;Ajouter d’autres rôles fonctionnels selon les besoins.&gt;</text:span><text:bookmark-end text:name="ajouter-dautres-rôles-fonctionnels-selon-les-besoins"/></text:h>
      <text:p text:style-name="Horizontal_20_Line"/>
      <text:h text:style-name="Heading_20_2" text:outline-level="2"><text:bookmark-start text:name="registre-de-ratification"/>Registre de ratification<text:bookmark-end text:name="registre-de-ratification"/></text:h>
      <text:list text:style-name="L6">
        <text:list-item>
          <text:p text:style-name="P13"><text:span text:style-name="T1">Adopté le :</text:span> </text:p>
        </text:list-item>
        <text:list-item>
          <text:p text:style-name="P13"><text:span text:style-name="T1">Type de décision :</text:span> Stratégique</text:p>
        </text:list-item>
        <text:list-item>
          <text:p text:style-name="P13"><text:span text:style-name="T1">Version :</text:span> </text:p>
        </text:list-item>
        <text:list-item>
          <text:p text:style-name="P13"><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9Z</meta:creation-date>
    <dc:date>2026-04-29T01:58:29Z</dc:date>
    <meta:user-defined meta:name="title-meta" meta:value-type="string">Registre des rôles</meta:user-defined>
  </office:meta>
</office:document-meta>
</file>